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c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2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88972" calcext:value-type="float">
            <text:p>388972</text:p>
          </table:table-cell>
          <table:table-cell office:value-type="float" office:value="389571" calcext:value-type="float">
            <text:p>389571</text:p>
          </table:table-cell>
          <table:table-cell office:value-type="float" office:value="387774" calcext:value-type="float">
            <text:p>387774</text:p>
          </table:table-cell>
          <table:table-cell/>
          <table:table-cell table:formula="of:=SUM([.D1:.G1])" office:value-type="float" office:value="1166317" calcext:value-type="float">
            <text:p>1166317</text:p>
          </table:table-cell>
          <table:table-cell table:formula="of:=COUNTIF([.D1:.G1];&quot;&gt;&quot;&amp;0)*[.C1]" office:value-type="float" office:value="300" calcext:value-type="float">
            <text:p>300</text:p>
          </table:table-cell>
          <table:table-cell table:formula="of:=[.H1]/[.I1]-[.$B$38]" office:value-type="float" office:value="3877.72333333333" calcext:value-type="float">
            <text:p>3877.7233333333</text:p>
          </table:table-cell>
          <table:table-cell table:formula="of:=[.J1]*(SQRT(1/[.H1]+[.$B$39]^2))" office:value-type="float" office:value="387.788956773693" calcext:value-type="float">
            <text:p>387.78895677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1]*[.B1]" office:value-type="float" office:value="0" calcext:value-type="float">
            <text:p>0</text:p>
          </table:table-cell>
          <table:table-cell table:formula="of:=[.M1]*[.B1]" office:value-type="float" office:value="0" calcext:value-type="float">
            <text:p>0</text:p>
          </table:table-cell>
          <table:table-cell table:formula="of:=LOG([.J1];EXP(1))" office:value-type="float" office:value="8.26300349064112" calcext:value-type="float">
            <text:p>8.2630034906</text:p>
          </table:table-cell>
          <table:table-cell table:formula="of:=[.K1]/[.J1]" office:value-type="float" office:value="0.100004286907273" calcext:value-type="float">
            <text:p>0.100004286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2994" calcext:value-type="float">
            <text:p>212994</text:p>
          </table:table-cell>
          <table:table-cell office:value-type="float" office:value="214045" calcext:value-type="float">
            <text:p>214045</text:p>
          </table:table-cell>
          <table:table-cell table:number-columns-repeated="2"/>
          <table:table-cell table:formula="of:=SUM([.D2:.G2])" office:value-type="float" office:value="427039" calcext:value-type="float">
            <text:p>427039</text:p>
          </table:table-cell>
          <table:table-cell table:formula="of:=COUNTIF([.D2:.G2];&quot;&gt;&quot;&amp;0)*[.C2]" office:value-type="float" office:value="200" calcext:value-type="float">
            <text:p>200</text:p>
          </table:table-cell>
          <table:table-cell table:formula="of:=[.H2]/[.I2]-[.$B$38]" office:value-type="float" office:value="2125.195" calcext:value-type="float">
            <text:p>2125.195</text:p>
          </table:table-cell>
          <table:table-cell table:formula="of:=[.J2]*(SQRT(1/[.H2]+[.$B$39]^2))" office:value-type="float" office:value="212.544381458134" calcext:value-type="float">
            <text:p>212.5443814581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2]*[.B2]" office:value-type="float" office:value="19.9" calcext:value-type="float">
            <text:p>19.9</text:p>
          </table:table-cell>
          <table:table-cell table:formula="of:=[.M2]*[.B2]" office:value-type="float" office:value="0.1" calcext:value-type="float">
            <text:p>0.1</text:p>
          </table:table-cell>
          <table:table-cell table:formula="of:=LOG([.J2];EXP(1))" office:value-type="float" office:value="7.66161884185428" calcext:value-type="float">
            <text:p>7.6616188419</text:p>
          </table:table-cell>
          <table:table-cell table:formula="of:=[.K2]/[.J2]" office:value-type="float" office:value="0.100011707847108" calcext:value-type="float">
            <text:p>0.100011707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2366" calcext:value-type="float">
            <text:p>122366</text:p>
          </table:table-cell>
          <table:table-cell table:number-columns-repeated="2"/>
          <table:table-cell table:formula="of:=SUM([.D3:.G3])" office:value-type="float" office:value="243150" calcext:value-type="float">
            <text:p>243150</text:p>
          </table:table-cell>
          <table:table-cell table:formula="of:=COUNTIF([.D3:.G3];&quot;&gt;&quot;&amp;0)*[.C3]" office:value-type="float" office:value="200" calcext:value-type="float">
            <text:p>200</text:p>
          </table:table-cell>
          <table:table-cell table:formula="of:=[.H3]/[.I3]-[.$B$38]" office:value-type="float" office:value="1205.75" calcext:value-type="float">
            <text:p>1205.75</text:p>
          </table:table-cell>
          <table:table-cell table:formula="of:=[.J3]*(SQRT(1/[.H3]+[.$B$39]^2))" office:value-type="float" office:value="120.599791816855" calcext:value-type="float">
            <text:p>120.5997918169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3]*[.B3]" office:value-type="float" office:value="39.8" calcext:value-type="float">
            <text:p>39.8</text:p>
          </table:table-cell>
          <table:table-cell table:formula="of:=[.M3]*[.B3]" office:value-type="float" office:value="0.2" calcext:value-type="float">
            <text:p>0.2</text:p>
          </table:table-cell>
          <table:table-cell table:formula="of:=LOG([.J3];EXP(1))" office:value-type="float" office:value="7.09485705894908" calcext:value-type="float">
            <text:p>7.0948570589</text:p>
          </table:table-cell>
          <table:table-cell table:formula="of:=[.K3]/[.J3]" office:value-type="float" office:value="0.100020561324367" calcext:value-type="float">
            <text:p>0.1000205613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70821" calcext:value-type="float">
            <text:p>70821</text:p>
          </table:table-cell>
          <table:table-cell office:value-type="float" office:value="72614" calcext:value-type="float">
            <text:p>72614</text:p>
          </table:table-cell>
          <table:table-cell table:number-columns-repeated="2"/>
          <table:table-cell table:formula="of:=SUM([.D4:.G4])" office:value-type="float" office:value="143435" calcext:value-type="float">
            <text:p>143435</text:p>
          </table:table-cell>
          <table:table-cell table:formula="of:=COUNTIF([.D4:.G4];&quot;&gt;&quot;&amp;0)*[.C4]" office:value-type="float" office:value="200" calcext:value-type="float">
            <text:p>200</text:p>
          </table:table-cell>
          <table:table-cell table:formula="of:=[.H4]/[.I4]-[.$B$38]" office:value-type="float" office:value="707.175" calcext:value-type="float">
            <text:p>707.175</text:p>
          </table:table-cell>
          <table:table-cell table:formula="of:=[.J4]*(SQRT(1/[.H4]+[.$B$39]^2))" office:value-type="float" office:value="70.7421471149265" calcext:value-type="float">
            <text:p>70.7421471149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4]*[.B4]" office:value-type="float" office:value="59.7" calcext:value-type="float">
            <text:p>59.7</text:p>
          </table:table-cell>
          <table:table-cell table:formula="of:=[.M4]*[.B4]" office:value-type="float" office:value="0.3" calcext:value-type="float">
            <text:p>0.3</text:p>
          </table:table-cell>
          <table:table-cell table:formula="of:=LOG([.J4];EXP(1))" office:value-type="float" office:value="6.56127816001985" calcext:value-type="float">
            <text:p>6.56127816</text:p>
          </table:table-cell>
          <table:table-cell table:formula="of:=[.K4]/[.J4]" office:value-type="float" office:value="0.100034852921733" calcext:value-type="float">
            <text:p>0.1000348529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4511" calcext:value-type="float">
            <text:p>44511</text:p>
          </table:table-cell>
          <table:table-cell office:value-type="float" office:value="43224" calcext:value-type="float">
            <text:p>43224</text:p>
          </table:table-cell>
          <table:table-cell office:value-type="float" office:value="43526" calcext:value-type="float">
            <text:p>43526</text:p>
          </table:table-cell>
          <table:table-cell/>
          <table:table-cell table:formula="of:=SUM([.D5:.G5])" office:value-type="float" office:value="131261" calcext:value-type="float">
            <text:p>131261</text:p>
          </table:table-cell>
          <table:table-cell table:formula="of:=COUNTIF([.D5:.G5];&quot;&gt;&quot;&amp;0)*[.C5]" office:value-type="float" office:value="300" calcext:value-type="float">
            <text:p>300</text:p>
          </table:table-cell>
          <table:table-cell table:formula="of:=[.H5]/[.I5]-[.$B$38]" office:value-type="float" office:value="427.536666666667" calcext:value-type="float">
            <text:p>427.5366666667</text:p>
          </table:table-cell>
          <table:table-cell table:formula="of:=[.J5]*(SQRT(1/[.H5]+[.$B$39]^2))" office:value-type="float" office:value="42.7699493122712" calcext:value-type="float">
            <text:p>42.7699493123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5]*[.B5]" office:value-type="float" office:value="79.6" calcext:value-type="float">
            <text:p>79.6</text:p>
          </table:table-cell>
          <table:table-cell table:formula="of:=[.M5]*[.B5]" office:value-type="float" office:value="0.4" calcext:value-type="float">
            <text:p>0.4</text:p>
          </table:table-cell>
          <table:table-cell table:formula="of:=LOG([.J5];EXP(1))" office:value-type="float" office:value="6.05804005467929" calcext:value-type="float">
            <text:p>6.0580400547</text:p>
          </table:table-cell>
          <table:table-cell table:formula="of:=[.K5]/[.J5]" office:value-type="float" office:value="0.100038084793362" calcext:value-type="float">
            <text:p>0.1000380848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7283" calcext:value-type="float">
            <text:p>27283</text:p>
          </table:table-cell>
          <table:table-cell office:value-type="float" office:value="27503" calcext:value-type="float">
            <text:p>27503</text:p>
          </table:table-cell>
          <table:table-cell office:value-type="float" office:value="28205" calcext:value-type="float">
            <text:p>28205</text:p>
          </table:table-cell>
          <table:table-cell office:value-type="float" office:value="28084" calcext:value-type="float">
            <text:p>28084</text:p>
          </table:table-cell>
          <table:table-cell table:formula="of:=SUM([.D6:.G6])" office:value-type="float" office:value="111075" calcext:value-type="float">
            <text:p>111075</text:p>
          </table:table-cell>
          <table:table-cell table:formula="of:=COUNTIF([.D6:.G6];&quot;&gt;&quot;&amp;0)*[.C6]" office:value-type="float" office:value="400" calcext:value-type="float">
            <text:p>400</text:p>
          </table:table-cell>
          <table:table-cell table:formula="of:=[.H6]/[.I6]-[.$B$38]" office:value-type="float" office:value="267.6875" calcext:value-type="float">
            <text:p>267.6875</text:p>
          </table:table-cell>
          <table:table-cell table:formula="of:=[.J6]*(SQRT(1/[.H6]+[.$B$39]^2))" office:value-type="float" office:value="26.7807971428241" calcext:value-type="float">
            <text:p>26.7807971428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6]*[.B6]" office:value-type="float" office:value="99.5" calcext:value-type="float">
            <text:p>99.5</text:p>
          </table:table-cell>
          <table:table-cell table:formula="of:=[.M6]*[.B6]" office:value-type="float" office:value="0.5" calcext:value-type="float">
            <text:p>0.5</text:p>
          </table:table-cell>
          <table:table-cell table:formula="of:=LOG([.J6];EXP(1))" office:value-type="float" office:value="5.58982025537559" calcext:value-type="float">
            <text:p>5.5898202554</text:p>
          </table:table-cell>
          <table:table-cell table:formula="of:=[.K6]/[.J6]" office:value-type="float" office:value="0.100045004502728" calcext:value-type="float">
            <text:p>0.1000450045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95791" calcext:value-type="float">
            <text:p>195791</text:p>
          </table:table-cell>
          <table:table-cell table:number-columns-repeated="3"/>
          <table:table-cell table:formula="of:=SUM([.D7:.G7])" office:value-type="float" office:value="195791" calcext:value-type="float">
            <text:p>195791</text:p>
          </table:table-cell>
          <table:table-cell table:formula="of:=COUNTIF([.D7:.G7];&quot;&gt;&quot;&amp;0)*[.C7]" office:value-type="float" office:value="100" calcext:value-type="float">
            <text:p>100</text:p>
          </table:table-cell>
          <table:table-cell table:formula="of:=[.H7]/[.I7]-[.$B$38]" office:value-type="float" office:value="1947.91" calcext:value-type="float">
            <text:p>1947.91</text:p>
          </table:table-cell>
          <table:table-cell table:formula="of:=[.J7]*(SQRT(1/[.H7]+[.$B$39]^2))" office:value-type="float" office:value="194.840738275518" calcext:value-type="float">
            <text:p>194.8407382755</text:p>
          </table:table-cell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table:formula="of:=[.L7]*[.B7]" office:value-type="float" office:value="10.1" calcext:value-type="float">
            <text:p>10.1</text:p>
          </table:table-cell>
          <table:table-cell table:formula="of:=[.M7]*[.B7]" office:value-type="float" office:value="0.1" calcext:value-type="float">
            <text:p>0.1</text:p>
          </table:table-cell>
          <table:table-cell table:formula="of:=LOG([.J7];EXP(1))" office:value-type="float" office:value="7.57451228190314" calcext:value-type="float">
            <text:p>7.5745122819</text:p>
          </table:table-cell>
          <table:table-cell table:formula="of:=[.K7]/[.J7]" office:value-type="float" office:value="0.100025534175356" calcext:value-type="float">
            <text:p>0.1000255342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8593" calcext:value-type="float">
            <text:p>88593</text:p>
          </table:table-cell>
          <table:table-cell office:value-type="float" office:value="87446" calcext:value-type="float">
            <text:p>87446</text:p>
          </table:table-cell>
          <table:table-cell table:number-columns-repeated="2"/>
          <table:table-cell table:formula="of:=SUM([.D8:.G8])" office:value-type="float" office:value="176039" calcext:value-type="float">
            <text:p>176039</text:p>
          </table:table-cell>
          <table:table-cell table:formula="of:=COUNTIF([.D8:.G8];&quot;&gt;&quot;&amp;0)*[.C8]" office:value-type="float" office:value="200" calcext:value-type="float">
            <text:p>200</text:p>
          </table:table-cell>
          <table:table-cell table:formula="of:=[.H8]/[.I8]-[.$B$38]" office:value-type="float" office:value="870.195" calcext:value-type="float">
            <text:p>870.195</text:p>
          </table:table-cell>
          <table:table-cell table:formula="of:=[.J8]*(SQRT(1/[.H8]+[.$B$39]^2))" office:value-type="float" office:value="87.0442124630118" calcext:value-type="float">
            <text:p>87.044212463</text:p>
          </table:table-cell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table:formula="of:=[.L8]*[.B8]" office:value-type="float" office:value="20.2" calcext:value-type="float">
            <text:p>20.2</text:p>
          </table:table-cell>
          <table:table-cell table:formula="of:=[.M8]*[.B8]" office:value-type="float" office:value="0.2" calcext:value-type="float">
            <text:p>0.2</text:p>
          </table:table-cell>
          <table:table-cell table:formula="of:=LOG([.J8];EXP(1))" office:value-type="float" office:value="6.76871732446451" calcext:value-type="float">
            <text:p>6.7687173245</text:p>
          </table:table-cell>
          <table:table-cell table:formula="of:=[.K8]/[.J8]" office:value-type="float" office:value="0.100028398764658" calcext:value-type="float">
            <text:p>0.1000283988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1674" calcext:value-type="float">
            <text:p>41674</text:p>
          </table:table-cell>
          <table:table-cell office:value-type="float" office:value="42801" calcext:value-type="float">
            <text:p>42801</text:p>
          </table:table-cell>
          <table:table-cell office:value-type="float" office:value="43174" calcext:value-type="float">
            <text:p>43174</text:p>
          </table:table-cell>
          <table:table-cell/>
          <table:table-cell table:formula="of:=SUM([.D9:.G9])" office:value-type="float" office:value="127649" calcext:value-type="float">
            <text:p>127649</text:p>
          </table:table-cell>
          <table:table-cell table:formula="of:=COUNTIF([.D9:.G9];&quot;&gt;&quot;&amp;0)*[.C9]" office:value-type="float" office:value="300" calcext:value-type="float">
            <text:p>300</text:p>
          </table:table-cell>
          <table:table-cell table:formula="of:=[.H9]/[.I9]-[.$B$38]" office:value-type="float" office:value="415.496666666667" calcext:value-type="float">
            <text:p>415.4966666667</text:p>
          </table:table-cell>
          <table:table-cell table:formula="of:=[.J9]*(SQRT(1/[.H9]+[.$B$39]^2))" office:value-type="float" office:value="41.5659384480237" calcext:value-type="float">
            <text:p>41.565938448</text:p>
          </table:table-cell>
          <table:table-cell office:value-type="float" office:value="10.1" calcext:value-type="float">
            <text:p>10.1</text:p>
          </table:table-cell>
          <table:table-cell office:value-type="float" office:value="0.1" calcext:value-type="float">
            <text:p>0.1</text:p>
          </table:table-cell>
          <table:table-cell table:formula="of:=[.L9]*[.B9]" office:value-type="float" office:value="30.3" calcext:value-type="float">
            <text:p>30.3</text:p>
          </table:table-cell>
          <table:table-cell table:formula="of:=[.M9]*[.B9]" office:value-type="float" office:value="0.3" calcext:value-type="float">
            <text:p>0.3</text:p>
          </table:table-cell>
          <table:table-cell table:formula="of:=LOG([.J9];EXP(1))" office:value-type="float" office:value="6.02947459180043" calcext:value-type="float">
            <text:p>6.0294745918</text:p>
          </table:table-cell>
          <table:table-cell table:formula="of:=[.K9]/[.J9]" office:value-type="float" office:value="0.100039162242835" calcext:value-type="float">
            <text:p>0.10003916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27500" calcext:value-type="float">
            <text:p>427500</text:p>
          </table:table-cell>
          <table:table-cell table:number-columns-repeated="3"/>
          <table:table-cell table:formula="of:=SUM([.D10:.G10])" office:value-type="float" office:value="427500" calcext:value-type="float">
            <text:p>427500</text:p>
          </table:table-cell>
          <table:table-cell table:formula="of:=COUNTIF([.D10:.G10];&quot;&gt;&quot;&amp;0)*[.C10]" office:value-type="float" office:value="100" calcext:value-type="float">
            <text:p>100</text:p>
          </table:table-cell>
          <table:table-cell table:formula="of:=[.H10]/[.I10]-[.$B$38]" office:value-type="float" office:value="4265" calcext:value-type="float">
            <text:p>4265</text:p>
          </table:table-cell>
          <table:table-cell table:formula="of:=[.J10]*(SQRT(1/[.H10]+[.$B$39]^2))" office:value-type="float" office:value="426.54988012414" calcext:value-type="float">
            <text:p>426.5498801241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10]*[.B10]" office:value-type="float" office:value="19.9" calcext:value-type="float">
            <text:p>19.9</text:p>
          </table:table-cell>
          <table:table-cell table:formula="of:=[.M10]*[.B10]" office:value-type="float" office:value="0.1" calcext:value-type="float">
            <text:p>0.1</text:p>
          </table:table-cell>
          <table:table-cell table:formula="of:=LOG([.J10];EXP(1))" office:value-type="float" office:value="8.35819745992578" calcext:value-type="float">
            <text:p>8.3581974599</text:p>
          </table:table-cell>
          <table:table-cell table:formula="of:=[.K10]/[.J10]" office:value-type="float" office:value="0.100011695222542" calcext:value-type="float">
            <text:p>0.100011695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0670" calcext:value-type="float">
            <text:p>400670</text:p>
          </table:table-cell>
          <table:table-cell table:number-columns-repeated="3"/>
          <table:table-cell table:formula="of:=SUM([.D11:.G11])" office:value-type="float" office:value="400670" calcext:value-type="float">
            <text:p>400670</text:p>
          </table:table-cell>
          <table:table-cell table:formula="of:=COUNTIF([.D11:.G11];&quot;&gt;&quot;&amp;0)*[.C11]" office:value-type="float" office:value="100" calcext:value-type="float">
            <text:p>100</text:p>
          </table:table-cell>
          <table:table-cell table:formula="of:=[.H11]/[.I11]-[.$B$38]" office:value-type="float" office:value="3996.7" calcext:value-type="float">
            <text:p>3996.7</text:p>
          </table:table-cell>
          <table:table-cell table:formula="of:=[.J11]*(SQRT(1/[.H11]+[.$B$39]^2))" office:value-type="float" office:value="399.719872097425" calcext:value-type="float">
            <text:p>399.7198720974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11]*[.B11]" office:value-type="float" office:value="39.8" calcext:value-type="float">
            <text:p>39.8</text:p>
          </table:table-cell>
          <table:table-cell table:formula="of:=[.M11]*[.B11]" office:value-type="float" office:value="0.2" calcext:value-type="float">
            <text:p>0.2</text:p>
          </table:table-cell>
          <table:table-cell table:formula="of:=LOG([.J11];EXP(1))" office:value-type="float" office:value="8.29322429960224" calcext:value-type="float">
            <text:p>8.2932242996</text:p>
          </table:table-cell>
          <table:table-cell table:formula="of:=[.K11]/[.J11]" office:value-type="float" office:value="0.100012478318969" calcext:value-type="float">
            <text:p>0.100012478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81974" calcext:value-type="float">
            <text:p>381974</text:p>
          </table:table-cell>
          <table:table-cell table:number-columns-repeated="3"/>
          <table:table-cell table:formula="of:=SUM([.D12:.G12])" office:value-type="float" office:value="381974" calcext:value-type="float">
            <text:p>381974</text:p>
          </table:table-cell>
          <table:table-cell table:formula="of:=COUNTIF([.D12:.G12];&quot;&gt;&quot;&amp;0)*[.C12]" office:value-type="float" office:value="100" calcext:value-type="float">
            <text:p>100</text:p>
          </table:table-cell>
          <table:table-cell table:formula="of:=[.H12]/[.I12]-[.$B$38]" office:value-type="float" office:value="3809.74" calcext:value-type="float">
            <text:p>3809.74</text:p>
          </table:table-cell>
          <table:table-cell table:formula="of:=[.J12]*(SQRT(1/[.H12]+[.$B$39]^2))" office:value-type="float" office:value="381.023865837559" calcext:value-type="float">
            <text:p>381.0238658376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12]*[.B12]" office:value-type="float" office:value="59.7" calcext:value-type="float">
            <text:p>59.7</text:p>
          </table:table-cell>
          <table:table-cell table:formula="of:=[.M12]*[.B12]" office:value-type="float" office:value="0.3" calcext:value-type="float">
            <text:p>0.3</text:p>
          </table:table-cell>
          <table:table-cell table:formula="of:=LOG([.J12];EXP(1))" office:value-type="float" office:value="8.24531622432238" calcext:value-type="float">
            <text:p>8.2453162243</text:p>
          </table:table-cell>
          <table:table-cell table:formula="of:=[.K12]/[.J12]" office:value-type="float" office:value="0.100013089039556" calcext:value-type="float">
            <text:p>0.10001308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69531" calcext:value-type="float">
            <text:p>369531</text:p>
          </table:table-cell>
          <table:table-cell table:number-columns-repeated="3"/>
          <table:table-cell table:formula="of:=SUM([.D13:.G13])" office:value-type="float" office:value="369531" calcext:value-type="float">
            <text:p>369531</text:p>
          </table:table-cell>
          <table:table-cell table:formula="of:=COUNTIF([.D13:.G13];&quot;&gt;&quot;&amp;0)*[.C13]" office:value-type="float" office:value="100" calcext:value-type="float">
            <text:p>100</text:p>
          </table:table-cell>
          <table:table-cell table:formula="of:=[.H13]/[.I13]-[.$B$38]" office:value-type="float" office:value="3685.31" calcext:value-type="float">
            <text:p>3685.31</text:p>
          </table:table-cell>
          <table:table-cell table:formula="of:=[.J13]*(SQRT(1/[.H13]+[.$B$39]^2))" office:value-type="float" office:value="368.580861320299" calcext:value-type="float">
            <text:p>368.5808613203</text:p>
          </table:table-cell>
          <table:table-cell office:value-type="float" office:value="19.9" calcext:value-type="float">
            <text:p>19.9</text:p>
          </table:table-cell>
          <table:table-cell office:value-type="float" office:value="0.1" calcext:value-type="float">
            <text:p>0.1</text:p>
          </table:table-cell>
          <table:table-cell table:formula="of:=[.L13]*[.B13]" office:value-type="float" office:value="79.6" calcext:value-type="float">
            <text:p>79.6</text:p>
          </table:table-cell>
          <table:table-cell table:formula="of:=[.M13]*[.B13]" office:value-type="float" office:value="0.4" calcext:value-type="float">
            <text:p>0.4</text:p>
          </table:table-cell>
          <table:table-cell table:formula="of:=LOG([.J13];EXP(1))" office:value-type="float" office:value="8.21210992591554" calcext:value-type="float">
            <text:p>8.2121099259</text:p>
          </table:table-cell>
          <table:table-cell table:formula="of:=[.K13]/[.J13]" office:value-type="float" office:value="0.100013529749274" calcext:value-type="float">
            <text:p>0.1000135297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14412" calcext:value-type="float">
            <text:p>414412</text:p>
          </table:table-cell>
          <table:table-cell office:value-type="float" office:value="411722" calcext:value-type="float">
            <text:p>411722</text:p>
          </table:table-cell>
          <table:table-cell table:number-columns-repeated="2"/>
          <table:table-cell table:formula="of:=SUM([.D14:.G14])" office:value-type="float" office:value="826134" calcext:value-type="float">
            <text:p>826134</text:p>
          </table:table-cell>
          <table:table-cell table:formula="of:=COUNTIF([.D14:.G14];&quot;&gt;&quot;&amp;0)*[.C14]" office:value-type="float" office:value="200" calcext:value-type="float">
            <text:p>200</text:p>
          </table:table-cell>
          <table:table-cell table:formula="of:=[.H14]/[.I14]-[.$B$38]" office:value-type="float" office:value="4120.67" calcext:value-type="float">
            <text:p>4120.67</text:p>
          </table:table-cell>
          <table:table-cell table:formula="of:=[.J14]*(SQRT(1/[.H14]+[.$B$39]^2))" office:value-type="float" office:value="412.091938722472" calcext:value-type="float">
            <text:p>412.09193872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4]*[.B14]" office:value-type="float" office:value="0" calcext:value-type="float">
            <text:p>0</text:p>
          </table:table-cell>
          <table:table-cell table:formula="of:=[.M14]*[.B14]" office:value-type="float" office:value="0" calcext:value-type="float">
            <text:p>0</text:p>
          </table:table-cell>
          <table:table-cell table:formula="of:=LOG([.J14];EXP(1))" office:value-type="float" office:value="8.32377105048138" calcext:value-type="float">
            <text:p>8.3237710505</text:p>
          </table:table-cell>
          <table:table-cell table:formula="of:=[.K14]/[.J14]" office:value-type="float" office:value="0.100006052103777" calcext:value-type="float">
            <text:p>0.100006052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9114" calcext:value-type="float">
            <text:p>189114</text:p>
          </table:table-cell>
          <table:table-cell table:number-columns-repeated="3"/>
          <table:table-cell table:formula="of:=SUM([.D15:.G15])" office:value-type="float" office:value="189114" calcext:value-type="float">
            <text:p>189114</text:p>
          </table:table-cell>
          <table:table-cell table:formula="of:=COUNTIF([.D15:.G15];&quot;&gt;&quot;&amp;0)*[.C15]" office:value-type="float" office:value="100" calcext:value-type="float">
            <text:p>100</text:p>
          </table:table-cell>
          <table:table-cell table:formula="of:=[.H15]/[.I15]-[.$B$38]" office:value-type="float" office:value="1881.14" calcext:value-type="float">
            <text:p>1881.14</text:p>
          </table:table-cell>
          <table:table-cell table:formula="of:=[.J15]*(SQRT(1/[.H15]+[.$B$39]^2))" office:value-type="float" office:value="188.163729036129" calcext:value-type="float">
            <text:p>188.1637290361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formula="of:=[.L15]*[.B15]" office:value-type="float" office:value="4.6" calcext:value-type="float">
            <text:p>4.6</text:p>
          </table:table-cell>
          <table:table-cell table:formula="of:=[.M15]*[.B15]" office:value-type="float" office:value="0.1" calcext:value-type="float">
            <text:p>0.1</text:p>
          </table:table-cell>
          <table:table-cell table:formula="of:=LOG([.J15];EXP(1))" office:value-type="float" office:value="7.53963325502685" calcext:value-type="float">
            <text:p>7.539633255</text:p>
          </table:table-cell>
          <table:table-cell table:formula="of:=[.K15]/[.J15]" office:value-type="float" office:value="0.100026435584873" calcext:value-type="float">
            <text:p>0.1000264356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1844" calcext:value-type="float">
            <text:p>91844</text:p>
          </table:table-cell>
          <table:table-cell office:value-type="float" office:value="93384" calcext:value-type="float">
            <text:p>93384</text:p>
          </table:table-cell>
          <table:table-cell table:number-columns-repeated="2"/>
          <table:table-cell table:formula="of:=SUM([.D16:.G16])" office:value-type="float" office:value="185228" calcext:value-type="float">
            <text:p>185228</text:p>
          </table:table-cell>
          <table:table-cell table:formula="of:=COUNTIF([.D16:.G16];&quot;&gt;&quot;&amp;0)*[.C16]" office:value-type="float" office:value="200" calcext:value-type="float">
            <text:p>200</text:p>
          </table:table-cell>
          <table:table-cell table:formula="of:=[.H16]/[.I16]-[.$B$38]" office:value-type="float" office:value="916.14" calcext:value-type="float">
            <text:p>916.14</text:p>
          </table:table-cell>
          <table:table-cell table:formula="of:=[.J16]*(SQRT(1/[.H16]+[.$B$39]^2))" office:value-type="float" office:value="91.6387267255236" calcext:value-type="float">
            <text:p>91.6387267255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formula="of:=[.L16]*[.B16]" office:value-type="float" office:value="9.2" calcext:value-type="float">
            <text:p>9.2</text:p>
          </table:table-cell>
          <table:table-cell table:formula="of:=[.M16]*[.B16]" office:value-type="float" office:value="0.2" calcext:value-type="float">
            <text:p>0.2</text:p>
          </table:table-cell>
          <table:table-cell table:formula="of:=LOG([.J16];EXP(1))" office:value-type="float" office:value="6.82016919142348" calcext:value-type="float">
            <text:p>6.8201691914</text:p>
          </table:table-cell>
          <table:table-cell table:formula="of:=[.K16]/[.J16]" office:value-type="float" office:value="0.100026990116711" calcext:value-type="float">
            <text:p>0.1000269901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7718" calcext:value-type="float">
            <text:p>47718</text:p>
          </table:table-cell>
          <table:table-cell office:value-type="float" office:value="48515" calcext:value-type="float">
            <text:p>48515</text:p>
          </table:table-cell>
          <table:table-cell office:value-type="float" office:value="49315" calcext:value-type="float">
            <text:p>49315</text:p>
          </table:table-cell>
          <table:table-cell/>
          <table:table-cell table:formula="of:=SUM([.D17:.G17])" office:value-type="float" office:value="145548" calcext:value-type="float">
            <text:p>145548</text:p>
          </table:table-cell>
          <table:table-cell table:formula="of:=COUNTIF([.D17:.G17];&quot;&gt;&quot;&amp;0)*[.C17]" office:value-type="float" office:value="300" calcext:value-type="float">
            <text:p>300</text:p>
          </table:table-cell>
          <table:table-cell table:formula="of:=[.H17]/[.I17]-[.$B$38]" office:value-type="float" office:value="475.16" calcext:value-type="float">
            <text:p>475.16</text:p>
          </table:table-cell>
          <table:table-cell table:formula="of:=[.J17]*(SQRT(1/[.H17]+[.$B$39]^2))" office:value-type="float" office:value="47.5323203346092" calcext:value-type="float">
            <text:p>47.5323203346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formula="of:=[.L17]*[.B17]" office:value-type="float" office:value="13.8" calcext:value-type="float">
            <text:p>13.8</text:p>
          </table:table-cell>
          <table:table-cell table:formula="of:=[.M17]*[.B17]" office:value-type="float" office:value="0.3" calcext:value-type="float">
            <text:p>0.3</text:p>
          </table:table-cell>
          <table:table-cell table:formula="of:=LOG([.J17];EXP(1))" office:value-type="float" office:value="6.16365158942134" calcext:value-type="float">
            <text:p>6.1636515894</text:p>
          </table:table-cell>
          <table:table-cell table:formula="of:=[.K17]/[.J17]" office:value-type="float" office:value="0.100034347029651" calcext:value-type="float">
            <text:p>0.100034347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9890" calcext:value-type="float">
            <text:p>439890</text:p>
          </table:table-cell>
          <table:table-cell table:number-columns-repeated="3"/>
          <table:table-cell table:formula="of:=SUM([.D18:.G18])" office:value-type="float" office:value="439890" calcext:value-type="float">
            <text:p>439890</text:p>
          </table:table-cell>
          <table:table-cell table:formula="of:=COUNTIF([.D18:.G18];&quot;&gt;&quot;&amp;0)*[.C18]" office:value-type="float" office:value="100" calcext:value-type="float">
            <text:p>100</text:p>
          </table:table-cell>
          <table:table-cell table:formula="of:=[.H18]/[.I18]-[.$B$38]" office:value-type="float" office:value="4388.9" calcext:value-type="float">
            <text:p>4388.9</text:p>
          </table:table-cell>
          <table:table-cell table:formula="of:=[.J18]*(SQRT(1/[.H18]+[.$B$39]^2))" office:value-type="float" office:value="438.939883500383" calcext:value-type="float">
            <text:p>438.93988350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L18]*[.B18]" office:value-type="float" office:value="0" calcext:value-type="float">
            <text:p>0</text:p>
          </table:table-cell>
          <table:table-cell table:formula="of:=[.M18]*[.B18]" office:value-type="float" office:value="0" calcext:value-type="float">
            <text:p>0</text:p>
          </table:table-cell>
          <table:table-cell table:formula="of:=LOG([.J18];EXP(1))" office:value-type="float" office:value="8.38683390519536" calcext:value-type="float">
            <text:p>8.3868339052</text:p>
          </table:table-cell>
          <table:table-cell table:formula="of:=[.K18]/[.J18]" office:value-type="float" office:value="0.100011365832072" calcext:value-type="float">
            <text:p>0.1000113658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10175" calcext:value-type="float">
            <text:p>10175</text:p>
          </table:table-cell>
          <table:table-cell table:number-columns-repeated="3"/>
          <table:table-cell table:formula="of:=SUM([.D19:.G19])" office:value-type="float" office:value="10175" calcext:value-type="float">
            <text:p>10175</text:p>
          </table:table-cell>
          <table:table-cell table:formula="of:=COUNTIF([.D19:.G19];&quot;&gt;&quot;&amp;0)*[.C19]" office:value-type="float" office:value="1000" calcext:value-type="float">
            <text:p>1000</text:p>
          </table:table-cell>
          <table:table-cell table:formula="of:=[.H19]/[.I19]" office:value-type="float" office:value="10.175" calcext:value-type="float">
            <text:p>10.175</text:p>
          </table:table-cell>
          <table:table-cell table:formula="of:=[.J19]*(SQRT(1/[.H19]+[.$B$39]^2))" office:value-type="float" office:value="1.02248777498804" calcext:value-type="float">
            <text:p>1.0224877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9]*[.B19]" office:value-type="string" office:string-value="" calcext:value-type="error">
            <text:p>#VALUE!</text:p>
          </table:table-cell>
          <table:table-cell table:formula="of:=[.M19]*[.B19]" office:value-type="string" office:string-value="" calcext:value-type="error">
            <text:p>#VALUE!</text:p>
          </table:table-cell>
          <table:table-cell table:formula="of:=LOG([.J19];EXP(1))" office:value-type="float" office:value="2.31993373132866" calcext:value-type="float">
            <text:p>2.3199337313</text:p>
          </table:table-cell>
          <table:table-cell table:formula="of:=[.K19]/[.J19]" office:value-type="float" office:value="0.100490199016024" calcext:value-type="float">
            <text:p>0.100490199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SUM([.D20:.G20])" office:value-type="float" office:value="84" calcext:value-type="float">
            <text:p>84</text:p>
          </table:table-cell>
          <table:table-cell table:formula="of:=COUNTIF([.D20:.G20];&quot;&gt;&quot;&amp;0)*[.C20]" office:value-type="float" office:value="10" calcext:value-type="float">
            <text:p>10</text:p>
          </table:table-cell>
          <table:table-cell table:formula="of:=[.H20]/[.I20]" office:value-type="float" office:value="8.4" calcext:value-type="float">
            <text:p>8.4</text:p>
          </table:table-cell>
          <table:table-cell table:formula="of:=[.J20]*(SQRT(1/[.H20]+[.$B$39]^2))" office:value-type="float" office:value="1.2432216214336" calcext:value-type="float">
            <text:p>1.24322162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0]*[.B20]" office:value-type="string" office:string-value="" calcext:value-type="error">
            <text:p>#VALUE!</text:p>
          </table:table-cell>
          <table:table-cell table:formula="of:=[.M20]*[.B20]" office:value-type="string" office:string-value="" calcext:value-type="error">
            <text:p>#VALUE!</text:p>
          </table:table-cell>
          <table:table-cell table:formula="of:=LOG([.J20];EXP(1))" office:value-type="float" office:value="2.12823170584927" calcext:value-type="float">
            <text:p>2.1282317058</text:p>
          </table:table-cell>
          <table:table-cell table:formula="of:=[.K20]/[.J20]" office:value-type="float" office:value="0.148002573980191" calcext:value-type="float">
            <text:p>0.148002574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formula="of:=SUM([.D21:.G21])" office:value-type="float" office:value="86" calcext:value-type="float">
            <text:p>86</text:p>
          </table:table-cell>
          <table:table-cell table:formula="of:=COUNTIF([.D21:.G21];&quot;&gt;&quot;&amp;0)*[.C21]" office:value-type="float" office:value="10" calcext:value-type="float">
            <text:p>10</text:p>
          </table:table-cell>
          <table:table-cell table:formula="of:=[.H21]/[.I21]" office:value-type="float" office:value="8.6" calcext:value-type="float">
            <text:p>8.6</text:p>
          </table:table-cell>
          <table:table-cell table:formula="of:=[.J21]*(SQRT(1/[.H21]+[.$B$39]^2))" office:value-type="float" office:value="1.26475294030099" calcext:value-type="float">
            <text:p>1.26475294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1]*[.B21]" office:value-type="string" office:string-value="" calcext:value-type="error">
            <text:p>#VALUE!</text:p>
          </table:table-cell>
          <table:table-cell table:formula="of:=[.M21]*[.B21]" office:value-type="string" office:string-value="" calcext:value-type="error">
            <text:p>#VALUE!</text:p>
          </table:table-cell>
          <table:table-cell table:formula="of:=LOG([.J21];EXP(1))" office:value-type="float" office:value="2.15176220325946" calcext:value-type="float">
            <text:p>2.1517622033</text:p>
          </table:table-cell>
          <table:table-cell table:formula="of:=[.K21]/[.J21]" office:value-type="float" office:value="0.147064295383836" calcext:value-type="float">
            <text:p>0.1470642954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table:formula="of:=SUM([.D22:.G22])" office:value-type="float" office:value="123" calcext:value-type="float">
            <text:p>123</text:p>
          </table:table-cell>
          <table:table-cell table:formula="of:=COUNTIF([.D22:.G22];&quot;&gt;&quot;&amp;0)*[.C22]" office:value-type="float" office:value="10" calcext:value-type="float">
            <text:p>10</text:p>
          </table:table-cell>
          <table:table-cell table:formula="of:=[.H22]/[.I22]" office:value-type="float" office:value="12.3" calcext:value-type="float">
            <text:p>12.3</text:p>
          </table:table-cell>
          <table:table-cell table:formula="of:=[.J22]*(SQRT(1/[.H22]+[.$B$39]^2))" office:value-type="float" office:value="1.65617028110035" calcext:value-type="float">
            <text:p>1.65617028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2]*[.B22]" office:value-type="string" office:string-value="" calcext:value-type="error">
            <text:p>#VALUE!</text:p>
          </table:table-cell>
          <table:table-cell table:formula="of:=[.M22]*[.B22]" office:value-type="string" office:string-value="" calcext:value-type="error">
            <text:p>#VALUE!</text:p>
          </table:table-cell>
          <table:table-cell table:formula="of:=LOG([.J22];EXP(1))" office:value-type="float" office:value="2.50959926237837" calcext:value-type="float">
            <text:p>2.5095992624</text:p>
          </table:table-cell>
          <table:table-cell table:formula="of:=[.K22]/[.J22]" office:value-type="float" office:value="0.134647990333362" calcext:value-type="float">
            <text:p>0.1346479903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formula="of:=SUM([.D23:.G23])" office:value-type="float" office:value="111" calcext:value-type="float">
            <text:p>111</text:p>
          </table:table-cell>
          <table:table-cell table:formula="of:=COUNTIF([.D23:.G23];&quot;&gt;&quot;&amp;0)*[.C23]" office:value-type="float" office:value="10" calcext:value-type="float">
            <text:p>10</text:p>
          </table:table-cell>
          <table:table-cell table:formula="of:=[.H23]/[.I23]" office:value-type="float" office:value="11.1" calcext:value-type="float">
            <text:p>11.1</text:p>
          </table:table-cell>
          <table:table-cell table:formula="of:=[.J23]*(SQRT(1/[.H23]+[.$B$39]^2))" office:value-type="float" office:value="1.53039210661843" calcext:value-type="float">
            <text:p>1.53039210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3]*[.B23]" office:value-type="string" office:string-value="" calcext:value-type="error">
            <text:p>#VALUE!</text:p>
          </table:table-cell>
          <table:table-cell table:formula="of:=[.M23]*[.B23]" office:value-type="string" office:string-value="" calcext:value-type="error">
            <text:p>#VALUE!</text:p>
          </table:table-cell>
          <table:table-cell table:formula="of:=LOG([.J23];EXP(1))" office:value-type="float" office:value="2.40694510831829" calcext:value-type="float">
            <text:p>2.4069451083</text:p>
          </table:table-cell>
          <table:table-cell table:formula="of:=[.K23]/[.J23]" office:value-type="float" office:value="0.137873162758417" calcext:value-type="float">
            <text:p>0.1378731628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formula="of:=SUM([.D24:.G24])" office:value-type="float" office:value="110" calcext:value-type="float">
            <text:p>110</text:p>
          </table:table-cell>
          <table:table-cell table:formula="of:=COUNTIF([.D24:.G24];&quot;&gt;&quot;&amp;0)*[.C24]" office:value-type="float" office:value="10" calcext:value-type="float">
            <text:p>10</text:p>
          </table:table-cell>
          <table:table-cell table:formula="of:=[.H24]/[.I24]" office:value-type="float" office:value="11" calcext:value-type="float">
            <text:p>11</text:p>
          </table:table-cell>
          <table:table-cell table:formula="of:=[.J24]*(SQRT(1/[.H24]+[.$B$39]^2))" office:value-type="float" office:value="1.51986841535707" calcext:value-type="float">
            <text:p>1.5198684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4]*[.B24]" office:value-type="string" office:string-value="" calcext:value-type="error">
            <text:p>#VALUE!</text:p>
          </table:table-cell>
          <table:table-cell table:formula="of:=[.M24]*[.B24]" office:value-type="string" office:string-value="" calcext:value-type="error">
            <text:p>#VALUE!</text:p>
          </table:table-cell>
          <table:table-cell table:formula="of:=LOG([.J24];EXP(1))" office:value-type="float" office:value="2.39789527279837" calcext:value-type="float">
            <text:p>2.3978952728</text:p>
          </table:table-cell>
          <table:table-cell table:formula="of:=[.K24]/[.J24]" office:value-type="float" office:value="0.138169855941551" calcext:value-type="float">
            <text:p>0.1381698559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SUM([.D25:.G25])" office:value-type="float" office:value="64" calcext:value-type="float">
            <text:p>64</text:p>
          </table:table-cell>
          <table:table-cell table:formula="of:=COUNTIF([.D25:.G25];&quot;&gt;&quot;&amp;0)*[.C25]" office:value-type="float" office:value="10" calcext:value-type="float">
            <text:p>10</text:p>
          </table:table-cell>
          <table:table-cell table:formula="of:=[.H25]/[.I25]" office:value-type="float" office:value="6.4" calcext:value-type="float">
            <text:p>6.4</text:p>
          </table:table-cell>
          <table:table-cell table:formula="of:=[.J25]*(SQRT(1/[.H25]+[.$B$39]^2))" office:value-type="float" office:value="1.02449987798926" calcext:value-type="float">
            <text:p>1.0244998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5]*[.B25]" office:value-type="string" office:string-value="" calcext:value-type="error">
            <text:p>#VALUE!</text:p>
          </table:table-cell>
          <table:table-cell table:formula="of:=[.M25]*[.B25]" office:value-type="string" office:string-value="" calcext:value-type="error">
            <text:p>#VALUE!</text:p>
          </table:table-cell>
          <table:table-cell table:formula="of:=LOG([.J25];EXP(1))" office:value-type="float" office:value="1.85629799036563" calcext:value-type="float">
            <text:p>1.8562979904</text:p>
          </table:table-cell>
          <table:table-cell table:formula="of:=[.K25]/[.J25]" office:value-type="float" office:value="0.160078105935821" calcext:value-type="float">
            <text:p>0.1600781059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table:formula="of:=SUM([.D26:.G26])" office:value-type="float" office:value="114" calcext:value-type="float">
            <text:p>114</text:p>
          </table:table-cell>
          <table:table-cell table:formula="of:=COUNTIF([.D26:.G26];&quot;&gt;&quot;&amp;0)*[.C26]" office:value-type="float" office:value="10" calcext:value-type="float">
            <text:p>10</text:p>
          </table:table-cell>
          <table:table-cell table:formula="of:=[.H26]/[.I26]" office:value-type="float" office:value="11.4" calcext:value-type="float">
            <text:p>11.4</text:p>
          </table:table-cell>
          <table:table-cell table:formula="of:=[.J26]*(SQRT(1/[.H26]+[.$B$39]^2))" office:value-type="float" office:value="1.56192189305355" calcext:value-type="float">
            <text:p>1.56192189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6]*[.B26]" office:value-type="string" office:string-value="" calcext:value-type="error">
            <text:p>#VALUE!</text:p>
          </table:table-cell>
          <table:table-cell table:formula="of:=[.M26]*[.B26]" office:value-type="string" office:string-value="" calcext:value-type="error">
            <text:p>#VALUE!</text:p>
          </table:table-cell>
          <table:table-cell table:formula="of:=LOG([.J26];EXP(1))" office:value-type="float" office:value="2.43361335540045" calcext:value-type="float">
            <text:p>2.4336133554</text:p>
          </table:table-cell>
          <table:table-cell table:formula="of:=[.K26]/[.J26]" office:value-type="float" office:value="0.137010692373119" calcext:value-type="float">
            <text:p>0.1370106924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table:formula="of:=SUM([.D27:.G27])" office:value-type="float" office:value="102" calcext:value-type="float">
            <text:p>102</text:p>
          </table:table-cell>
          <table:table-cell table:formula="of:=COUNTIF([.D27:.G27];&quot;&gt;&quot;&amp;0)*[.C27]" office:value-type="float" office:value="10" calcext:value-type="float">
            <text:p>10</text:p>
          </table:table-cell>
          <table:table-cell table:formula="of:=[.H27]/[.I27]" office:value-type="float" office:value="10.2" calcext:value-type="float">
            <text:p>10.2</text:p>
          </table:table-cell>
          <table:table-cell table:formula="of:=[.J27]*(SQRT(1/[.H27]+[.$B$39]^2))" office:value-type="float" office:value="1.43540934927985" calcext:value-type="float">
            <text:p>1.43540934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7]*[.B27]" office:value-type="string" office:string-value="" calcext:value-type="error">
            <text:p>#VALUE!</text:p>
          </table:table-cell>
          <table:table-cell table:formula="of:=[.M27]*[.B27]" office:value-type="string" office:string-value="" calcext:value-type="error">
            <text:p>#VALUE!</text:p>
          </table:table-cell>
          <table:table-cell table:formula="of:=LOG([.J27];EXP(1))" office:value-type="float" office:value="2.32238772029023" calcext:value-type="float">
            <text:p>2.3223877203</text:p>
          </table:table-cell>
          <table:table-cell table:formula="of:=[.K27]/[.J27]" office:value-type="float" office:value="0.140726406792142" calcext:value-type="float">
            <text:p>0.1407264068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formula="of:=SUM([.D28:.G28])" office:value-type="float" office:value="104" calcext:value-type="float">
            <text:p>104</text:p>
          </table:table-cell>
          <table:table-cell table:formula="of:=COUNTIF([.D28:.G28];&quot;&gt;&quot;&amp;0)*[.C28]" office:value-type="float" office:value="10" calcext:value-type="float">
            <text:p>10</text:p>
          </table:table-cell>
          <table:table-cell table:formula="of:=[.H28]/[.I28]" office:value-type="float" office:value="10.4" calcext:value-type="float">
            <text:p>10.4</text:p>
          </table:table-cell>
          <table:table-cell table:formula="of:=[.J28]*(SQRT(1/[.H28]+[.$B$39]^2))" office:value-type="float" office:value="1.45657131648265" calcext:value-type="float">
            <text:p>1.45657131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8]*[.B28]" office:value-type="string" office:string-value="" calcext:value-type="error">
            <text:p>#VALUE!</text:p>
          </table:table-cell>
          <table:table-cell table:formula="of:=[.M28]*[.B28]" office:value-type="string" office:string-value="" calcext:value-type="error">
            <text:p>#VALUE!</text:p>
          </table:table-cell>
          <table:table-cell table:formula="of:=LOG([.J28];EXP(1))" office:value-type="float" office:value="2.34180580614733" calcext:value-type="float">
            <text:p>2.3418058061</text:p>
          </table:table-cell>
          <table:table-cell table:formula="of:=[.K28]/[.J28]" office:value-type="float" office:value="0.140054934277178" calcext:value-type="float">
            <text:p>0.1400549343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SUM([.D29:.G29])" office:value-type="float" office:value="91" calcext:value-type="float">
            <text:p>91</text:p>
          </table:table-cell>
          <table:table-cell table:formula="of:=COUNTIF([.D29:.G29];&quot;&gt;&quot;&amp;0)*[.C29]" office:value-type="float" office:value="10" calcext:value-type="float">
            <text:p>10</text:p>
          </table:table-cell>
          <table:table-cell table:formula="of:=[.H29]/[.I29]" office:value-type="float" office:value="9.1" calcext:value-type="float">
            <text:p>9.1</text:p>
          </table:table-cell>
          <table:table-cell table:formula="of:=[.J29]*(SQRT(1/[.H29]+[.$B$39]^2))" office:value-type="float" office:value="1.31837020597403" calcext:value-type="float">
            <text:p>1.3183702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29]*[.B29]" office:value-type="string" office:string-value="" calcext:value-type="error">
            <text:p>#VALUE!</text:p>
          </table:table-cell>
          <table:table-cell table:formula="of:=[.M29]*[.B29]" office:value-type="string" office:string-value="" calcext:value-type="error">
            <text:p>#VALUE!</text:p>
          </table:table-cell>
          <table:table-cell table:formula="of:=LOG([.J29];EXP(1))" office:value-type="float" office:value="2.2082744135228" calcext:value-type="float">
            <text:p>2.2082744135</text:p>
          </table:table-cell>
          <table:table-cell table:formula="of:=[.K29]/[.J29]" office:value-type="float" office:value="0.144875846810333" calcext:value-type="float">
            <text:p>0.1448758468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ltaT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Sum(N)</text:p>
          </table:table-cell>
          <table:table-cell table:style-name="Default" office:value-type="string" calcext:value-type="string">
            <text:p>Sum(deltaT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maV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sl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V'</text:p>
          </table:table-cell>
          <table:table-cell office:value-type="string" calcext:value-type="string">
            <text:p>sV'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5"/>
          <table:table-cell table:style-name="Default" office:value-type="string" calcext:value-type="string">
            <text:p>sec</text:p>
          </table:table-cell>
          <table:table-cell table:number-columns-repeated="2" office:value-type="string" calcext:value-type="string">
            <text:p>1/sec</text:p>
          </table:table-cell>
          <table:table-cell table:number-columns-repeated="4" office:value-type="string" calcext:value-type="string">
            <text:p>mm</text:p>
          </table:table-cell>
          <table:table-cell office:value-type="string" calcext:value-type="string">
            <text:p>logV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ackgroundN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ackgroundSN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backgroundT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v0</text:p>
          </table:table-cell>
          <table:table-cell table:formula="of:=[.B35]/[.B37]" office:value-type="float" office:value="10" calcext:value-type="float">
            <text:p>1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eps_drift</text:p>
          </table:table-cell>
          <table:table-cell office:value-type="float" office:value="0.1" calcext:value-type="float">
            <text:p>0.1</text:p>
          </table:table-cell>
          <table:table-cell table:number-columns-repeated="6"/>
          <table:table-cell table:style-name="Default"/>
          <table:table-cell table:number-columns-repeated="8"/>
        </table:table-row>
      </table:table>
      <table:table table:name="Al" table:style-name="ta1">
        <table:table-column table:style-name="co2" table:number-columns-repeated="4" table:default-cell-style-name="Default"/>
        <table:table-row table:style-name="ro1">
          <table:table-cell table:formula="of:=[calc.N2]" office:value-type="float" office:value="19.9" calcext:value-type="float">
            <text:p>19.9</text:p>
          </table:table-cell>
          <table:table-cell table:formula="of:=[calc.P2]" office:value-type="float" office:value="7.66161884185428" calcext:value-type="float">
            <text:p>7.6616188419</text:p>
          </table:table-cell>
          <table:table-cell table:formula="of:=[calc.O2]" office:value-type="float" office:value="0.1" calcext:value-type="float">
            <text:p>0.1</text:p>
          </table:table-cell>
          <table:table-cell table:formula="of:=[calc.Q2]" office:value-type="float" office:value="0.100011707847108" calcext:value-type="float">
            <text:p>0.1000117078</text:p>
          </table:table-cell>
        </table:table-row>
        <table:table-row table:style-name="ro1">
          <table:table-cell table:formula="of:=[calc.N3]" office:value-type="float" office:value="39.8" calcext:value-type="float">
            <text:p>39.8</text:p>
          </table:table-cell>
          <table:table-cell table:formula="of:=[calc.P3]" office:value-type="float" office:value="7.09485705894908" calcext:value-type="float">
            <text:p>7.0948570589</text:p>
          </table:table-cell>
          <table:table-cell table:formula="of:=[calc.O3]" office:value-type="float" office:value="0.2" calcext:value-type="float">
            <text:p>0.2</text:p>
          </table:table-cell>
          <table:table-cell table:formula="of:=[calc.Q3]" office:value-type="float" office:value="0.100020561324367" calcext:value-type="float">
            <text:p>0.1000205613</text:p>
          </table:table-cell>
        </table:table-row>
        <table:table-row table:style-name="ro1">
          <table:table-cell table:formula="of:=[calc.N4]" office:value-type="float" office:value="59.7" calcext:value-type="float">
            <text:p>59.7</text:p>
          </table:table-cell>
          <table:table-cell table:formula="of:=[calc.P4]" office:value-type="float" office:value="6.56127816001985" calcext:value-type="float">
            <text:p>6.56127816</text:p>
          </table:table-cell>
          <table:table-cell table:formula="of:=[calc.O4]" office:value-type="float" office:value="0.3" calcext:value-type="float">
            <text:p>0.3</text:p>
          </table:table-cell>
          <table:table-cell table:formula="of:=[calc.Q4]" office:value-type="float" office:value="0.100034852921733" calcext:value-type="float">
            <text:p>0.1000348529</text:p>
          </table:table-cell>
        </table:table-row>
        <table:table-row table:style-name="ro1">
          <table:table-cell table:formula="of:=[calc.N5]" office:value-type="float" office:value="79.6" calcext:value-type="float">
            <text:p>79.6</text:p>
          </table:table-cell>
          <table:table-cell table:formula="of:=[calc.P5]" office:value-type="float" office:value="6.05804005467929" calcext:value-type="float">
            <text:p>6.0580400547</text:p>
          </table:table-cell>
          <table:table-cell table:formula="of:=[calc.O5]" office:value-type="float" office:value="0.4" calcext:value-type="float">
            <text:p>0.4</text:p>
          </table:table-cell>
          <table:table-cell table:formula="of:=[calc.Q5]" office:value-type="float" office:value="0.100038084793362" calcext:value-type="float">
            <text:p>0.1000380848</text:p>
          </table:table-cell>
        </table:table-row>
      </table:table>
      <table:table table:name="Fe" table:style-name="ta1">
        <table:table-column table:style-name="co2" table:number-columns-repeated="4" table:default-cell-style-name="Default"/>
        <table:table-row table:style-name="ro1">
          <table:table-cell table:formula="of:=[calc.N7]" office:value-type="float" office:value="10.1" calcext:value-type="float">
            <text:p>10.1</text:p>
          </table:table-cell>
          <table:table-cell table:formula="of:=[calc.P7]" office:value-type="float" office:value="7.57451228190314" calcext:value-type="float">
            <text:p>7.5745122819</text:p>
          </table:table-cell>
          <table:table-cell table:formula="of:=[calc.O7]" office:value-type="float" office:value="0.1" calcext:value-type="float">
            <text:p>0.1</text:p>
          </table:table-cell>
          <table:table-cell table:formula="of:=[calc.Q7]" office:value-type="float" office:value="0.100025534175356" calcext:value-type="float">
            <text:p>0.1000255342</text:p>
          </table:table-cell>
        </table:table-row>
        <table:table-row table:style-name="ro1">
          <table:table-cell table:formula="of:=[calc.N8]" office:value-type="float" office:value="20.2" calcext:value-type="float">
            <text:p>20.2</text:p>
          </table:table-cell>
          <table:table-cell table:formula="of:=[calc.P8]" office:value-type="float" office:value="6.76871732446451" calcext:value-type="float">
            <text:p>6.7687173245</text:p>
          </table:table-cell>
          <table:table-cell table:formula="of:=[calc.O8]" office:value-type="float" office:value="0.2" calcext:value-type="float">
            <text:p>0.2</text:p>
          </table:table-cell>
          <table:table-cell table:formula="of:=[calc.Q8]" office:value-type="float" office:value="0.100028398764658" calcext:value-type="float">
            <text:p>0.1000283988</text:p>
          </table:table-cell>
        </table:table-row>
        <table:table-row table:style-name="ro1">
          <table:table-cell table:formula="of:=[calc.N9]" office:value-type="float" office:value="30.3" calcext:value-type="float">
            <text:p>30.3</text:p>
          </table:table-cell>
          <table:table-cell table:formula="of:=[calc.P9]" office:value-type="float" office:value="6.02947459180043" calcext:value-type="float">
            <text:p>6.0294745918</text:p>
          </table:table-cell>
          <table:table-cell table:formula="of:=[calc.O9]" office:value-type="float" office:value="0.3" calcext:value-type="float">
            <text:p>0.3</text:p>
          </table:table-cell>
          <table:table-cell table:formula="of:=[calc.Q9]" office:value-type="float" office:value="0.100039162242835" calcext:value-type="float">
            <text:p>0.1000391622</text:p>
          </table:table-cell>
        </table:table-row>
      </table:table>
      <table:table table:name="C" table:style-name="ta1">
        <table:table-column table:style-name="co2" table:number-columns-repeated="4" table:default-cell-style-name="Default"/>
        <table:table-row table:style-name="ro1">
          <table:table-cell table:formula="of:=[calc.N10]" office:value-type="float" office:value="19.9" calcext:value-type="float">
            <text:p>19.9</text:p>
          </table:table-cell>
          <table:table-cell table:formula="of:=[calc.P10]" office:value-type="float" office:value="8.35819745992578" calcext:value-type="float">
            <text:p>8.3581974599</text:p>
          </table:table-cell>
          <table:table-cell table:formula="of:=[calc.O10]" office:value-type="float" office:value="0.1" calcext:value-type="float">
            <text:p>0.1</text:p>
          </table:table-cell>
          <table:table-cell table:formula="of:=[calc.Q10]" office:value-type="float" office:value="0.100011695222542" calcext:value-type="float">
            <text:p>0.1000116952</text:p>
          </table:table-cell>
        </table:table-row>
        <table:table-row table:style-name="ro1">
          <table:table-cell table:formula="of:=[calc.N11]" office:value-type="float" office:value="39.8" calcext:value-type="float">
            <text:p>39.8</text:p>
          </table:table-cell>
          <table:table-cell table:formula="of:=[calc.P11]" office:value-type="float" office:value="8.29322429960224" calcext:value-type="float">
            <text:p>8.2932242996</text:p>
          </table:table-cell>
          <table:table-cell table:formula="of:=[calc.O11]" office:value-type="float" office:value="0.2" calcext:value-type="float">
            <text:p>0.2</text:p>
          </table:table-cell>
          <table:table-cell table:formula="of:=[calc.Q11]" office:value-type="float" office:value="0.100012478318969" calcext:value-type="float">
            <text:p>0.1000124783</text:p>
          </table:table-cell>
        </table:table-row>
        <table:table-row table:style-name="ro1">
          <table:table-cell table:formula="of:=[calc.N12]" office:value-type="float" office:value="59.7" calcext:value-type="float">
            <text:p>59.7</text:p>
          </table:table-cell>
          <table:table-cell table:formula="of:=[calc.P12]" office:value-type="float" office:value="8.24531622432238" calcext:value-type="float">
            <text:p>8.2453162243</text:p>
          </table:table-cell>
          <table:table-cell table:formula="of:=[calc.O12]" office:value-type="float" office:value="0.3" calcext:value-type="float">
            <text:p>0.3</text:p>
          </table:table-cell>
          <table:table-cell table:formula="of:=[calc.Q12]" office:value-type="float" office:value="0.100013089039556" calcext:value-type="float">
            <text:p>0.100013089</text:p>
          </table:table-cell>
        </table:table-row>
        <table:table-row table:style-name="ro1">
          <table:table-cell table:formula="of:=[calc.N13]" office:value-type="float" office:value="79.6" calcext:value-type="float">
            <text:p>79.6</text:p>
          </table:table-cell>
          <table:table-cell table:formula="of:=[calc.P13]" office:value-type="float" office:value="8.21210992591554" calcext:value-type="float">
            <text:p>8.2121099259</text:p>
          </table:table-cell>
          <table:table-cell table:formula="of:=[calc.O13]" office:value-type="float" office:value="0.4" calcext:value-type="float">
            <text:p>0.4</text:p>
          </table:table-cell>
          <table:table-cell table:formula="of:=[calc.Q13]" office:value-type="float" office:value="0.100013529749274" calcext:value-type="float">
            <text:p>0.1000135297</text:p>
          </table:table-cell>
        </table:table-row>
      </table:table>
      <table:table table:name="Pb" table:style-name="ta1">
        <table:table-column table:style-name="co2" table:number-columns-repeated="4" table:default-cell-style-name="Default"/>
        <table:table-row table:style-name="ro1">
          <table:table-cell table:formula="of:=[calc.N15]" office:value-type="float" office:value="4.6" calcext:value-type="float">
            <text:p>4.6</text:p>
          </table:table-cell>
          <table:table-cell table:formula="of:=[calc.P15]" office:value-type="float" office:value="7.53963325502685" calcext:value-type="float">
            <text:p>7.539633255</text:p>
          </table:table-cell>
          <table:table-cell table:formula="of:=[calc.O15]" office:value-type="float" office:value="0.1" calcext:value-type="float">
            <text:p>0.1</text:p>
          </table:table-cell>
          <table:table-cell table:formula="of:=[calc.Q15]" office:value-type="float" office:value="0.100026435584873" calcext:value-type="float">
            <text:p>0.1000264356</text:p>
          </table:table-cell>
        </table:table-row>
        <table:table-row table:style-name="ro1">
          <table:table-cell table:formula="of:=[calc.N16]" office:value-type="float" office:value="9.2" calcext:value-type="float">
            <text:p>9.2</text:p>
          </table:table-cell>
          <table:table-cell table:formula="of:=[calc.P16]" office:value-type="float" office:value="6.82016919142348" calcext:value-type="float">
            <text:p>6.8201691914</text:p>
          </table:table-cell>
          <table:table-cell table:formula="of:=[calc.O16]" office:value-type="float" office:value="0.2" calcext:value-type="float">
            <text:p>0.2</text:p>
          </table:table-cell>
          <table:table-cell table:formula="of:=[calc.Q16]" office:value-type="float" office:value="0.100026990116711" calcext:value-type="float">
            <text:p>0.1000269901</text:p>
          </table:table-cell>
        </table:table-row>
        <table:table-row table:style-name="ro1">
          <table:table-cell table:formula="of:=[calc.N17]" office:value-type="float" office:value="13.8" calcext:value-type="float">
            <text:p>13.8</text:p>
          </table:table-cell>
          <table:table-cell table:formula="of:=[calc.P17]" office:value-type="float" office:value="6.16365158942134" calcext:value-type="float">
            <text:p>6.1636515894</text:p>
          </table:table-cell>
          <table:table-cell table:formula="of:=[calc.O17]" office:value-type="float" office:value="0.3" calcext:value-type="float">
            <text:p>0.3</text:p>
          </table:table-cell>
          <table:table-cell table:formula="of:=[calc.Q17]" office:value-type="float" office:value="0.100034347029651" calcext:value-type="float">
            <text:p>0.100034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 style:data-style-name="N2" text:time-value="10:22:15.160734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00:13.892762603</meta:creation-date>
    <dc:date>2014-10-10T10:34:38.821178119</dc:date>
    <meta:editing-duration>PT4H58M46S</meta:editing-duration>
    <meta:editing-cycles>27</meta:editing-cycles>
    <meta:generator>LibreOffice/4.2.6.2$Linux_X86_64 LibreOffice_project/420m0$Build-2</meta:generator>
    <meta:document-statistic meta:table-count="5" meta:cell-count="514" meta:object-count="0"/>
  </office:meta>
</office:document-meta>
</file>